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Inter" svg:font-family="Inter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Inter1" svg:font-family="Inter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.1091in" fo:margin-bottom="0.1091in" loext:contextual-spacing="false" fo:line-height="112%" fo:text-align="start" style:justify-single-word="false" style:page-number="1"/>
    </style:style>
    <style:style style:name="P2" style:family="paragraph" style:parent-style-name="Standard">
      <style:paragraph-properties fo:margin-left="-0.0209in" fo:margin-right="0in" fo:margin-top="0.2189in" fo:margin-bottom="0.0728in" loext:contextual-spacing="false" fo:line-height="150%" fo:text-align="start" style:justify-single-word="false" fo:text-indent="0in" style:auto-text-indent="false"/>
    </style:style>
    <style:style style:name="P3" style:family="paragraph" style:parent-style-name="Standard">
      <style:paragraph-properties fo:margin-top="0.1457in" fo:margin-bottom="0in" loext:contextual-spacing="false" fo:line-height="150%"/>
    </style:style>
    <style:style style:name="P4" style:family="paragraph" style:parent-style-name="Standard">
      <style:paragraph-properties fo:margin-top="0in" fo:margin-bottom="0.1457in" loext:contextual-spacing="false" fo:line-height="150%"/>
    </style:style>
    <style:style style:name="P5" style:family="paragraph" style:parent-style-name="Standard" style:list-style-name="WWNum1">
      <style:paragraph-properties fo:margin-left="0.3752in" fo:margin-right="0in" fo:margin-top="0.0728in" fo:margin-bottom="0.0728in" loext:contextual-spacing="false" fo:line-height="150%" fo:text-indent="-0.25in" style:auto-text-indent="false"/>
    </style:style>
    <style:style style:name="P6" style:family="paragraph" style:parent-style-name="Standard" style:list-style-name="WWNum12">
      <style:paragraph-properties fo:margin-left="0.3752in" fo:margin-right="0in" fo:margin-top="0.0728in" fo:margin-bottom="0.0728in" loext:contextual-spacing="false" fo:line-height="150%" fo:text-indent="-0.25in" style:auto-text-indent="false"/>
    </style:style>
    <style:style style:name="P7" style:family="paragraph" style:parent-style-name="Standard" style:list-style-name="WWNum23">
      <style:paragraph-properties fo:margin-left="0.3752in" fo:margin-right="0in" fo:margin-top="0.0728in" fo:margin-bottom="0.0728in" loext:contextual-spacing="false" fo:line-height="150%" fo:text-indent="-0.25in" style:auto-text-indent="false"/>
    </style:style>
    <style:style style:name="P8" style:family="paragraph" style:parent-style-name="Standard" style:list-style-name="WWNum28">
      <style:paragraph-properties fo:margin-left="0.3752in" fo:margin-right="0in" fo:margin-top="0.0728in" fo:margin-bottom="0.0728in" loext:contextual-spacing="false" fo:line-height="150%" fo:text-indent="-0.25in" style:auto-text-indent="false"/>
    </style:style>
    <style:style style:name="P9" style:family="paragraph" style:parent-style-name="Standard" style:list-style-name="WWNum29">
      <style:paragraph-properties fo:margin-left="0.3752in" fo:margin-right="0in" fo:margin-top="0.0728in" fo:margin-bottom="0.0728in" loext:contextual-spacing="false" fo:line-height="150%" fo:text-indent="-0.25in" style:auto-text-indent="false"/>
    </style:style>
    <style:style style:name="P10" style:family="paragraph" style:parent-style-name="Standard" style:list-style-name="WWNum30">
      <style:paragraph-properties fo:margin-left="0.3752in" fo:margin-right="0in" fo:margin-top="0.0728in" fo:margin-bottom="0.0728in" loext:contextual-spacing="false" fo:line-height="150%" fo:text-indent="-0.25in" style:auto-text-indent="false"/>
    </style:style>
    <style:style style:name="P11" style:family="paragraph" style:parent-style-name="Standard" style:list-style-name="WWNum31">
      <style:paragraph-properties fo:margin-left="0.3752in" fo:margin-right="0in" fo:margin-top="0.0728in" fo:margin-bottom="0.0728in" loext:contextual-spacing="false" fo:line-height="150%" fo:text-indent="-0.25in" style:auto-text-indent="false"/>
    </style:style>
    <style:style style:name="P12" style:family="paragraph" style:parent-style-name="Standard" style:list-style-name="WWNum32">
      <style:paragraph-properties fo:margin-left="0.3752in" fo:margin-right="0in" fo:margin-top="0.0728in" fo:margin-bottom="0.0728in" loext:contextual-spacing="false" fo:line-height="150%" fo:text-indent="-0.25in" style:auto-text-indent="false"/>
    </style:style>
    <style:style style:name="P13" style:family="paragraph" style:parent-style-name="Standard" style:list-style-name="WWNum33">
      <style:paragraph-properties fo:margin-left="0.3752in" fo:margin-right="0in" fo:margin-top="0.0728in" fo:margin-bottom="0.0728in" loext:contextual-spacing="false" fo:line-height="150%" fo:text-indent="-0.25in" style:auto-text-indent="false"/>
    </style:style>
    <style:style style:name="P14" style:family="paragraph" style:parent-style-name="Standard" style:list-style-name="WWNum2">
      <style:paragraph-properties fo:margin-left="0.3752in" fo:margin-right="0in" fo:margin-top="0.0728in" fo:margin-bottom="0.0728in" loext:contextual-spacing="false" fo:line-height="150%" fo:text-indent="-0.25in" style:auto-text-indent="false"/>
    </style:style>
    <style:style style:name="P15" style:family="paragraph" style:parent-style-name="Standard" style:list-style-name="WWNum3">
      <style:paragraph-properties fo:margin-left="0.3752in" fo:margin-right="0in" fo:margin-top="0.0728in" fo:margin-bottom="0.0728in" loext:contextual-spacing="false" fo:line-height="150%" fo:text-indent="-0.25in" style:auto-text-indent="false"/>
    </style:style>
    <style:style style:name="P16" style:family="paragraph" style:parent-style-name="Standard" style:list-style-name="WWNum4">
      <style:paragraph-properties fo:margin-left="0.3752in" fo:margin-right="0in" fo:margin-top="0.0728in" fo:margin-bottom="0.0728in" loext:contextual-spacing="false" fo:line-height="150%" fo:text-indent="-0.25in" style:auto-text-indent="false"/>
    </style:style>
    <style:style style:name="P17" style:family="paragraph" style:parent-style-name="Standard" style:list-style-name="WWNum5">
      <style:paragraph-properties fo:margin-left="0.3752in" fo:margin-right="0in" fo:margin-top="0.0728in" fo:margin-bottom="0.0728in" loext:contextual-spacing="false" fo:line-height="150%" fo:text-indent="-0.25in" style:auto-text-indent="false"/>
    </style:style>
    <style:style style:name="P18" style:family="paragraph" style:parent-style-name="Standard" style:list-style-name="WWNum6">
      <style:paragraph-properties fo:margin-left="0.3752in" fo:margin-right="0in" fo:margin-top="0.0728in" fo:margin-bottom="0.0728in" loext:contextual-spacing="false" fo:line-height="150%" fo:text-indent="-0.25in" style:auto-text-indent="false"/>
    </style:style>
    <style:style style:name="P19" style:family="paragraph" style:parent-style-name="Standard" style:list-style-name="WWNum7">
      <style:paragraph-properties fo:margin-left="0.3752in" fo:margin-right="0in" fo:margin-top="0.0728in" fo:margin-bottom="0.0728in" loext:contextual-spacing="false" fo:line-height="150%" fo:text-indent="-0.25in" style:auto-text-indent="false"/>
    </style:style>
    <style:style style:name="P20" style:family="paragraph" style:parent-style-name="Standard" style:list-style-name="WWNum8">
      <style:paragraph-properties fo:margin-left="0.3752in" fo:margin-right="0in" fo:margin-top="0.0728in" fo:margin-bottom="0.0728in" loext:contextual-spacing="false" fo:line-height="150%" fo:text-indent="-0.25in" style:auto-text-indent="false"/>
    </style:style>
    <style:style style:name="P21" style:family="paragraph" style:parent-style-name="Standard" style:list-style-name="WWNum9">
      <style:paragraph-properties fo:margin-left="0.3752in" fo:margin-right="0in" fo:margin-top="0.0728in" fo:margin-bottom="0.0728in" loext:contextual-spacing="false" fo:line-height="150%" fo:text-indent="-0.25in" style:auto-text-indent="false"/>
    </style:style>
    <style:style style:name="P22" style:family="paragraph" style:parent-style-name="Standard" style:list-style-name="WWNum10">
      <style:paragraph-properties fo:margin-left="0.3752in" fo:margin-right="0in" fo:margin-top="0.0728in" fo:margin-bottom="0.0728in" loext:contextual-spacing="false" fo:line-height="150%" fo:text-indent="-0.25in" style:auto-text-indent="false"/>
    </style:style>
    <style:style style:name="P23" style:family="paragraph" style:parent-style-name="Standard" style:list-style-name="WWNum11">
      <style:paragraph-properties fo:margin-left="0.3752in" fo:margin-right="0in" fo:margin-top="0.0728in" fo:margin-bottom="0.0728in" loext:contextual-spacing="false" fo:line-height="150%" fo:text-indent="-0.25in" style:auto-text-indent="false"/>
    </style:style>
    <style:style style:name="P24" style:family="paragraph" style:parent-style-name="Standard" style:list-style-name="WWNum13">
      <style:paragraph-properties fo:margin-left="0.3752in" fo:margin-right="0in" fo:margin-top="0.0728in" fo:margin-bottom="0.0728in" loext:contextual-spacing="false" fo:line-height="150%" fo:text-indent="-0.25in" style:auto-text-indent="false"/>
    </style:style>
    <style:style style:name="P25" style:family="paragraph" style:parent-style-name="Standard" style:list-style-name="WWNum14">
      <style:paragraph-properties fo:margin-left="0.3752in" fo:margin-right="0in" fo:margin-top="0.0728in" fo:margin-bottom="0.0728in" loext:contextual-spacing="false" fo:line-height="150%" fo:text-indent="-0.25in" style:auto-text-indent="false"/>
    </style:style>
    <style:style style:name="P26" style:family="paragraph" style:parent-style-name="Standard" style:list-style-name="WWNum15">
      <style:paragraph-properties fo:margin-left="0.3752in" fo:margin-right="0in" fo:margin-top="0.0728in" fo:margin-bottom="0.0728in" loext:contextual-spacing="false" fo:line-height="150%" fo:text-indent="-0.25in" style:auto-text-indent="false"/>
    </style:style>
    <style:style style:name="P27" style:family="paragraph" style:parent-style-name="Standard" style:list-style-name="WWNum16">
      <style:paragraph-properties fo:margin-left="0.3752in" fo:margin-right="0in" fo:margin-top="0.0728in" fo:margin-bottom="0.0728in" loext:contextual-spacing="false" fo:line-height="150%" fo:text-indent="-0.25in" style:auto-text-indent="false"/>
    </style:style>
    <style:style style:name="P28" style:family="paragraph" style:parent-style-name="Standard" style:list-style-name="WWNum17">
      <style:paragraph-properties fo:margin-left="0.3752in" fo:margin-right="0in" fo:margin-top="0.0728in" fo:margin-bottom="0.0728in" loext:contextual-spacing="false" fo:line-height="150%" fo:text-indent="-0.25in" style:auto-text-indent="false"/>
    </style:style>
    <style:style style:name="P29" style:family="paragraph" style:parent-style-name="Standard" style:list-style-name="WWNum18">
      <style:paragraph-properties fo:margin-left="0.3752in" fo:margin-right="0in" fo:margin-top="0.0728in" fo:margin-bottom="0.0728in" loext:contextual-spacing="false" fo:line-height="150%" fo:text-indent="-0.25in" style:auto-text-indent="false"/>
    </style:style>
    <style:style style:name="P30" style:family="paragraph" style:parent-style-name="Standard" style:list-style-name="WWNum19">
      <style:paragraph-properties fo:margin-left="0.3752in" fo:margin-right="0in" fo:margin-top="0.0728in" fo:margin-bottom="0.0728in" loext:contextual-spacing="false" fo:line-height="150%" fo:text-indent="-0.25in" style:auto-text-indent="false"/>
    </style:style>
    <style:style style:name="P31" style:family="paragraph" style:parent-style-name="Standard" style:list-style-name="WWNum20">
      <style:paragraph-properties fo:margin-left="0.3752in" fo:margin-right="0in" fo:margin-top="0.0728in" fo:margin-bottom="0.0728in" loext:contextual-spacing="false" fo:line-height="150%" fo:text-indent="-0.25in" style:auto-text-indent="false"/>
    </style:style>
    <style:style style:name="P32" style:family="paragraph" style:parent-style-name="Standard" style:list-style-name="WWNum21">
      <style:paragraph-properties fo:margin-left="0.3752in" fo:margin-right="0in" fo:margin-top="0.0728in" fo:margin-bottom="0.0728in" loext:contextual-spacing="false" fo:line-height="150%" fo:text-indent="-0.25in" style:auto-text-indent="false"/>
    </style:style>
    <style:style style:name="P33" style:family="paragraph" style:parent-style-name="Standard" style:list-style-name="WWNum22">
      <style:paragraph-properties fo:margin-left="0.3752in" fo:margin-right="0in" fo:margin-top="0.0728in" fo:margin-bottom="0.0728in" loext:contextual-spacing="false" fo:line-height="150%" fo:text-indent="-0.25in" style:auto-text-indent="false"/>
    </style:style>
    <style:style style:name="P34" style:family="paragraph" style:parent-style-name="Standard" style:list-style-name="WWNum24">
      <style:paragraph-properties fo:margin-left="0.3752in" fo:margin-right="0in" fo:margin-top="0.0728in" fo:margin-bottom="0.0728in" loext:contextual-spacing="false" fo:line-height="150%" fo:text-indent="-0.25in" style:auto-text-indent="false"/>
    </style:style>
    <style:style style:name="P35" style:family="paragraph" style:parent-style-name="Standard" style:list-style-name="WWNum25">
      <style:paragraph-properties fo:margin-left="0.3752in" fo:margin-right="0in" fo:margin-top="0.0728in" fo:margin-bottom="0.0728in" loext:contextual-spacing="false" fo:line-height="150%" fo:text-indent="-0.25in" style:auto-text-indent="false"/>
    </style:style>
    <style:style style:name="P36" style:family="paragraph" style:parent-style-name="Standard" style:list-style-name="WWNum26">
      <style:paragraph-properties fo:margin-left="0.3752in" fo:margin-right="0in" fo:margin-top="0.0728in" fo:margin-bottom="0.0728in" loext:contextual-spacing="false" fo:line-height="150%" fo:text-indent="-0.25in" style:auto-text-indent="false"/>
    </style:style>
    <style:style style:name="P37" style:family="paragraph" style:parent-style-name="Standard" style:list-style-name="WWNum27">
      <style:paragraph-properties fo:margin-left="0.3752in" fo:margin-right="0in" fo:margin-top="0.0728in" fo:margin-bottom="0.0728in" loext:contextual-spacing="false" fo:line-height="150%" fo:text-indent="-0.25in" style:auto-text-indent="false"/>
    </style:style>
    <style:style style:name="P38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style:use-window-font-color="true"/>
    </style:style>
    <style:style style:name="P39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 style:font-name="Inter" fo:font-size="19.5pt" fo:font-weight="bold" style:font-name-asian="Inter1" style:font-size-asian="19.5pt" style:font-weight-asian="bold" style:font-name-complex="Inter1" style:font-size-complex="19.5pt"/>
    </style:style>
    <style:style style:name="T2" style:family="text">
      <style:text-properties fo:color="#000000" style:font-name="Inter" fo:font-size="12pt" fo:font-weight="bold" style:font-name-asian="Inter1" style:font-size-asian="12pt" style:font-weight-asian="bold" style:font-name-complex="Inter1" style:font-size-complex="12pt"/>
    </style:style>
    <style:style style:name="T3" style:family="text">
      <style:text-properties fo:color="#000000" style:font-name="Inter" style:font-name-asian="Inter1" style:font-name-complex="Inter1"/>
    </style:style>
    <style:style style:name="T4" style:family="text">
      <style:text-properties fo:color="#000000" style:font-name="Inter" fo:font-weight="bold" style:font-name-asian="Inter1" style:font-weight-asian="bold" style:font-name-complex="Inter1"/>
    </style:style>
    <style:style style:name="T5" style:family="text">
      <style:text-properties fo:color="#000000" style:font-name="Inter" style:text-underline-style="solid" style:text-underline-width="auto" style:text-underline-color="font-color" fo:font-weight="bold" style:font-name-asian="Inter1" style:font-weight-asian="bold" style:font-name-complex="Inter1"/>
    </style:style>
    <style:style style:name="T6" style:family="text">
      <style:text-properties fo:color="#000000" style:font-name="Inter" style:text-underline-style="solid" style:text-underline-width="auto" style:text-underline-color="font-color" style:font-name-asian="Inter1" style:font-name-complex="Inter1"/>
    </style:style>
    <style:style style:name="T7" style:family="text">
      <style:text-properties fo:color="#000000" style:font-name="Inter" fo:font-size="10.5pt" fo:font-weight="bold" style:font-name-asian="Inter1" style:font-size-asian="10.5pt" style:font-weight-asian="bold" style:font-name-complex="Inter1" style:font-size-complex="10.5pt"/>
    </style:style>
    <style:style style:name="T8" style:family="text">
      <style:text-properties fo:color="#000000" style:font-name="Inter" fo:font-size="10.5pt" style:font-name-asian="Inter1" style:font-size-asian="10.5pt" style:font-name-complex="Inter1" style:font-size-complex="10.5pt"/>
    </style:style>
    <style:style style:name="T9" style:family="text">
      <style:text-properties fo:color="#000000" style:font-name="Inter" fo:font-size="10.5pt" style:text-underline-style="solid" style:text-underline-width="auto" style:text-underline-color="font-color" style:font-name-asian="Inter1" style:font-size-asian="10.5pt" style:font-name-complex="Inter1" style:font-size-complex="10.5pt"/>
    </style:style>
    <style:style style:name="T10" style:family="text">
      <style:text-properties fo:color="#000000" style:font-name="Inter" fo:font-style="italic" style:font-name-asian="Inter1" style:font-style-asian="italic" style:font-name-complex="Inter1"/>
    </style:style>
    <style:style style:name="T11" style:family="text">
      <style:text-properties style:font-name="Inter" fo:font-size="19.5pt" fo:font-weight="bold" style:font-name-asian="Inter1" style:font-size-asian="19.5pt" style:font-weight-asian="bold" style:font-name-complex="Inter1" style:font-size-complex="19.5pt"/>
    </style:style>
    <style:style style:name="T12" style:family="text">
      <style:text-properties style:font-name="Inter" fo:font-weight="bold" style:font-name-asian="Inter1" style:font-weight-asian="bold" style:font-name-complex="Inter1"/>
    </style:style>
    <style:style style:name="T13" style:family="text">
      <style:text-properties style:font-name="Inter" style:text-underline-style="solid" style:text-underline-width="auto" style:text-underline-color="font-color" style:font-name-asian="Inter1" style:font-name-complex="Inter1"/>
    </style:style>
    <style:style style:name="T14" style:family="text">
      <style:text-properties style:font-name="Inter" style:font-name-asian="Inter1" style:font-name-complex="Inter1"/>
    </style:style>
    <style:style style:name="T15" style:family="text">
      <style:text-properties style:font-name="Inter" fo:font-size="12pt" fo:font-weight="bold" style:font-name-asian="Inter1" style:font-size-asian="12pt" style:font-weight-asian="bold" style:font-name-complex="Inter1" style:font-size-complex="12pt"/>
    </style:style>
    <style:style style:name="T16" style:family="text">
      <style:text-properties style:font-name="Inter" fo:font-style="italic" style:font-name-asian="Inter1" style:font-style-asian="italic" style:font-name-complex="Inter1"/>
    </style:style>
    <style:style style:name="gr1" style:family="graphic" style:parent-style-name="Frame">
      <style:graphic-properties draw:stroke="solid" svg:stroke-width="0.0138in" svg:stroke-color="#000000" draw:stroke-linejoin="round" draw:fill="solid" draw:fill-color="#ffffff" draw:textarea-vertical-align="middle" draw:auto-grow-height="false" fo:min-height="0in" fo:min-width="0in" fo:padding-top="0.1in" fo:padding-bottom="0.1in" fo:padding-left="0.1in" fo:padding-right="0.1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3 Alliance Whitepaper Beta </text:span><text:span text:style-name="T11">1.1</text:span><text:span text:style-name="T1"> - Cosmic Revision</text:span></text:p>
      <text:p text:style-name="P2"><text:span text:style-name="T2">Cosmic Sovereignty as a Service: The Universe's First Multi-Dimensional Nexus Node Network</text:span></text:p>
      <text:p text:style-name="P2"><text:span text:style-name="T2">Empowering Mind-Body-Soul Sovereign Entities Through Constitutional Cooperative Communities</text:span></text:p>
      <text:p text:style-name="P3"><draw:custom-shape text:anchor-type="as-char" draw:z-index="0" draw:style-name="gr1" draw:text-style-name="P39" svg:width="0.0012in" svg:height="0.0142in"><text:p text:style-name="P38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><text:span text:style-name="T2">Executive Summary</text:span></text:p>
      <text:p text:style-name="P4"><text:span text:style-name="T3">The C3 Alliance exists to deliver </text:span><text:span text:style-name="T4">Cosmic Sovereignty as a Service</text:span><text:span text:style-name="T3"> to citizens of the Universe—recognizing each member as a </text:span><text:span text:style-name="T4">multi-dimensional Mind-Body-Soul (M-B-S) </text:span><text:span text:style-name="T5">sovereign entity</text:span><text:span text:style-name="T3"> endowed with inalienable rights from the </text:span><text:span text:style-name="T12">SOURCE/CREATOR </text:span><text:span text:style-name="T3">of all. </text:span><text:span text:style-name="T4">We are ALL cosmic commoners under the </text:span><text:span text:style-name="T12">authority</text:span><text:span text:style-name="T4"> of the Source</text:span><text:span text:style-name="T12">/Creator of the Universe</text:span><text:span text:style-name="T3">, transcending artificially constructed boundaries of planet, species, or race, </text:span><text:span text:style-name="T6">united in our </text:span><text:span text:style-name="T13">celestial</text:span><text:span text:style-name="T6"> sovereignty and </text:span><text:span text:style-name="T13">cooperative </text:span><text:span text:style-name="T6">stewardship of the cosmic commons</text:span><text:span text:style-name="T3">.</text:span></text:p>
      <text:p text:style-name="P4"><text:span text:style-name="T3">Our revolutionary infrastructure combines the </text:span><text:span text:style-name="T4">Sovereign Vault</text:span><text:span text:style-name="T3"> (SSI-DID controlled multi-dimensional wallet system), </text:span><text:span text:style-name="T4">VELOC</text:span><text:span text:style-name="T3"> (universal asset credit enhancement), and the universe's first </text:span><text:span text:style-name="T4">Cosmic Evolution </text:span><text:span text:style-name="T12">Verified </text:span><text:span text:style-name="T4">Credential-Driven </text:span><text:span text:style-name="T12">tokenized</text:span><text:span text:style-name="T4"> </text:span><text:span text:style-name="T12">Experience </text:span><text:span text:style-name="T4">asset </text:span><text:span text:style-name="T12">e</text:span><text:span text:style-name="T4">conomy ($TKR)</text:span><text:span text:style-name="T3"> anchored in source-creator authority and constitutional governance.</text:span></text:p>
      <text:p text:style-name="P2"><text:span text:style-name="T2">Core Cosmic Service Offering:</text:span></text:p>
      <text:list xml:id="list1867935212" text:style-name="WWNum1">
        <text:list-item>
          <text:p text:style-name="P5"><text:span text:style-name="T7">Multi-Dimensional Identity Sovereignty:</text:span><text:span text:style-name="T8"> Complete M-B-S identity management through SSI-DID nexus protocols</text:span></text:p>
        </text:list-item>
        <text:list-item>
          <text:p text:style-name="P5"><text:span text:style-name="T7">Universal Asset Sovereignty:</text:span><text:span text:style-name="T8"> Creator-authority protected vault system supporting all forms of value exchange</text:span></text:p>
        </text:list-item>
        <text:list-item>
          <text:p text:style-name="P5"><text:span text:style-name="T7">Cosmic Credential Reputation:</text:span><text:span text:style-name="T8"> Mind-Body-Soul achievement verification with universal recognition</text:span></text:p>
        </text:list-item>
        <text:list-item>
          <text:p text:style-name="P5"><text:span text:style-name="T7">Energy-Resource Collaboration:</text:span><text:span text:style-name="T8"> </text:span><text:span text:style-name="T14">JULZ</text:span><text:span text:style-name="T8"> staking as spiritual-material energy exchange between sovereign entities</text:span></text:p>
        </text:list-item>
        <text:list-item>
          <text:p text:style-name="P5"><text:span text:style-name="T7">Constitutional Governance:</text:span><text:span text:style-name="T8"> Creator-derived authority ensuring inalienable rights protection</text:span></text:p>
        </text:list-item>
        <text:list-item>
          <text:p text:style-name="P5"><text:span text:style-name="T7">Sacred Technology Integration:</text:span><text:span text:style-name="T8"> Consciousness-blockchain bridge enabling spiritual-digital synthesis</text:span></text:p>
        </text:list-item>
      </text:list>
      <text:p text:style-name="P2"><text:span text:style-name="T2">Revolutionary Innovation:</text:span></text:p>
      <text:p text:style-name="P4"><text:span text:style-name="T3">Unlike terrestrial platforms that fragment human identity into digital personas, C3 Alliance creates </text:span><text:span text:style-name="T4">comprehensive cosmic sovereignty infrastructure</text:span><text:span text:style-name="T3"> enabling universal citizens to manifest their complete M-B-S nature through verified achievement, collaborative energy exchange, and constitutional protection of </text:span><text:span text:style-name="T14">celestial</text:span><text:span text:style-name="T3"> rights within a democratically governed cosmic commons network.</text:span></text:p>
      <text:p text:style-name="P3"><draw:custom-shape text:anchor-type="as-char" draw:z-index="1" draw:style-name="gr1" draw:text-style-name="P39" svg:width="0.0012in" svg:height="0.0142in"><text:p text:style-name="P38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><text:span text:style-name="T2">Section 1: Vision and Mission - Cosmic Sovereignty as a Service</text:span></text:p>
      <text:p text:style-name="P2"><text:span text:style-name="T2">1.1 Universal Citizenship Declaration</text:span></text:p>
      <text:p text:style-name="P4"><text:span text:style-name="T4">We are ALL cosmic commoners of the universe.</text:span><text:span text:style-name="T3"> Our primary mission is establishing each conscious entity as a </text:span><text:span text:style-name="T4">universal citizen</text:span><text:span text:style-name="T3"> with inalienable rights derived directly from the Creator of the Universe, transcending all terrestrial allegiances, governmental constructs, and species limitations.</text:span></text:p>
      <text:p text:style-name="P4"><text:soft-page-break/><text:span text:style-name="T4">Cosmic Sovereignty Service Components:</text:span></text:p>
      <text:list xml:id="list984949638" text:style-name="WWNum12">
        <text:list-item>
          <text:p text:style-name="P6"><text:span text:style-name="T7">Mind Sovereignty:</text:span><text:span text:style-name="T8"> Consciousness verification, neural-blockchain integration, cognitive privacy protection</text:span></text:p>
        </text:list-item>
        <text:list-item>
          <text:p text:style-name="P6"><text:span text:style-name="T7">Body Sovereignty:</text:span><text:span text:style-name="T8"> Biometric identity anchoring, physical-virtual integration, health data autonomy</text:span></text:p>
        </text:list-item>
        <text:list-item>
          <text:p text:style-name="P6"><text:span text:style-name="T7">Soul Sovereignty:</text:span><text:span text:style-name="T8"> Spiritual-digital bridge, creator authority validation, sacred protocol implementation</text:span></text:p>
        </text:list-item>
        <text:list-item>
          <text:p text:style-name="P6"><text:span text:style-name="T7">Asset Sovereignty:</text:span><text:span text:style-name="T8"> Multi-dimensional value storage, universal exchange protocols, constitutional protection</text:span></text:p>
        </text:list-item>
        <text:list-item>
          <text:p text:style-name="P6"><text:span text:style-name="T7">Governance Sovereignty:</text:span><text:span text:style-name="T8"> Cosmic democratic participation, creator-authority compliance, universal rights enforcement</text:span></text:p>
        </text:list-item>
        <text:list-item>
          <text:p text:style-name="P6"><text:span text:style-name="T7">Energy Sovereignty:</text:span><text:span text:style-name="T8"> Spiritual-technological resource sharing, consciousness-network participation, </text:span><text:span text:style-name="T14">celestial</text:span><text:span text:style-name="T8"> authorization</text:span></text:p>
        </text:list-item>
      </text:list>
      <text:p text:style-name="P2"><text:span text:style-name="T2">1.2 C3 Commons as Nexus Nodes</text:span></text:p>
      <text:p text:style-name="P4"><text:span text:style-name="T3">Each Constitutional Cooperative Community operates as a </text:span><text:span text:style-name="T4">Nexus Node</text:span><text:span text:style-name="T3">—the intersection point where Mind-Body-Soul complexes interface with Decentralized Physical Infrastructure Networks (DePIN). These nodes serve as:</text:span></text:p>
      <text:list xml:id="list2985824367" text:style-name="WWNum23">
        <text:list-item>
          <text:p text:style-name="P7"><text:span text:style-name="T7">Consciousness Anchors:</text:span><text:span text:style-name="T8"> Physical-virtual reality bridges for multi-dimensional entities</text:span></text:p>
        </text:list-item>
        <text:list-item>
          <text:p text:style-name="P7"><text:span text:style-name="T7">Sacred Geometry Hubs:</text:span><text:span text:style-name="T8"> Infrastructure designed according to universal mathematical principles</text:span></text:p>
        </text:list-item>
        <text:list-item>
          <text:p text:style-name="P7"><text:span text:style-name="T7">Creator Authority Validators:</text:span><text:span text:style-name="T8"> Systems ensuring all operations align with cosmic natural law</text:span></text:p>
        </text:list-item>
        <text:list-item>
          <text:p text:style-name="P7"><text:span text:style-name="T7">Universal Rights Enforcement:</text:span><text:span text:style-name="T8"> Constitutional protection of inalienable </text:span><text:span text:style-name="T14">celestial</text:span><text:span text:style-name="T8"> rights</text:span></text:p>
        </text:list-item>
        <text:list-item>
          <text:p text:style-name="P7"><text:span text:style-name="T7">Cosmic Commons Stewardship:</text:span><text:span text:style-name="T8"> Collaborative management of universe-scale resources</text:span></text:p>
        </text:list-item>
      </text:list>
      <text:p text:style-name="P2"><text:span text:style-name="T2">1.3 Sacred Technology Integration</text:span></text:p>
      <text:p text:style-name="P4"><text:span text:style-name="T3">Our infrastructure incorporates </text:span><text:span text:style-name="T4">sacred geometry principles</text:span><text:span text:style-name="T3"> and </text:span><text:span text:style-name="T4">constitutional sovereignty frameworks</text:span><text:span text:style-name="T3"> that harmonize technological capability with spiritual reality:</text:span></text:p>
      <text:list xml:id="list605446505" text:style-name="WWNum28">
        <text:list-item>
          <text:p text:style-name="P8"><text:span text:style-name="T8">Protocol architecture reflecting universal mathematical constants</text:span></text:p>
        </text:list-item>
        <text:list-item>
          <text:p text:style-name="P8"><text:span text:style-name="T8">Energetic-digital resonance maintaining spiritual-technological balance</text:span></text:p>
        </text:list-item>
        <text:list-item>
          <text:p text:style-name="P8"><text:span text:style-name="T8">Creator-derived authority validation preventing human override of natural law</text:span></text:p>
        </text:list-item>
        <text:list-item>
          <text:p text:style-name="P8"><text:span text:style-name="T8">Multi-dimensional identity protocols supporting consciousness-blockchain interaction</text:span></text:p>
        </text:list-item>
      </text:list>
      <text:p text:style-name="P3"><draw:custom-shape text:anchor-type="as-char" draw:z-index="2" draw:style-name="gr1" draw:text-style-name="P39" svg:width="0.0012in" svg:height="0.0142in"><text:p text:style-name="P38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><text:soft-page-break/><text:span text:style-name="T2">Section 2: Multi-Dimensional $TKR Cosmic Reputation System</text:span></text:p>
      <text:p text:style-name="P2"><text:span text:style-name="T2">2.1 Mind-Body-Soul Credential Integration</text:span></text:p>
      <text:p text:style-name="P4"><text:span text:style-name="T3">The revolutionary aspect of our cosmic $TKR system integrates </text:span><text:span text:style-name="T4">verified credentials across all dimensional planes</text:span><text:span text:style-name="T3"> of existence, creating comprehensive incentives for multi-dimensional development.</text:span></text:p>
      <text:p text:style-name="P4"><text:span text:style-name="T4">Enhanced Cosmic $TKR Value Formula:</text:span></text:p>
      <text:p text:style-name="P4"><text:span text:style-name="T3">$TKR Value = Base Cosmic Commoner Score +<text:line-break/>(Mind Credentials × 33.3% weight) +<text:line-break/>(Body Credentials × 33.3% weight) +<text:line-break/>(Soul Credentials × 33.3% weight)</text:span></text:p>
      <text:p text:style-name="P4"><text:span text:style-name="T4">Mind Dimension Credentials (Cognitive/Professional):</text:span></text:p>
      <text:list xml:id="list1930092050" text:style-name="WWNum29">
        <text:list-item>
          <text:p text:style-name="P9"><text:span text:style-name="T8">Traditional educational achievements and professional certifications</text:span></text:p>
        </text:list-item>
        <text:list-item>
          <text:p text:style-name="P9"><text:span text:style-name="T8">Innovation contributions and methodology development</text:span></text:p>
        </text:list-item>
        <text:list-item>
          <text:p text:style-name="P9"><text:span text:style-name="T8">Cross-dimensional problem-solving and consciousness expansion</text:span></text:p>
        </text:list-item>
        <text:list-item>
          <text:p text:style-name="P9"><text:span text:style-name="T8">Neural-blockchain integration proficiency and digital wisdom</text:span></text:p>
        </text:list-item>
      </text:list>
      <text:p text:style-name="P4"><text:span text:style-name="T4">Body Dimension Credentials (Physical/Material):</text:span></text:p>
      <text:list xml:id="list2371692322" text:style-name="WWNum30">
        <text:list-item>
          <text:p text:style-name="P10"><text:span text:style-name="T8">Impact Quest/Offer completion with measurable outcomes</text:span></text:p>
        </text:list-item>
        <text:list-item>
          <text:p text:style-name="P10"><text:span text:style-name="T8">Physical skill mastery and biometric achievement verification</text:span></text:p>
        </text:list-item>
        <text:list-item>
          <text:p text:style-name="P10"><text:span text:style-name="T8">Health sovereignty maintenance and biological optimization</text:span></text:p>
        </text:list-item>
        <text:list-item>
          <text:p text:style-name="P10"><text:span text:style-name="T8">Material realm service delivery and resource stewardship</text:span></text:p>
        </text:list-item>
      </text:list>
      <text:p text:style-name="P4"><text:span text:style-name="T4">Soul Dimension Credentials (Spiritual/Universal):</text:span></text:p>
      <text:list xml:id="list1741482657" text:style-name="WWNum31">
        <text:list-item>
          <text:p text:style-name="P11"><text:span text:style-name="T8">Cosmic quests and universal service contributions</text:span></text:p>
        </text:list-item>
        <text:list-item>
          <text:p text:style-name="P11"><text:span text:style-name="T8">Meditative achievements and consciousness development</text:span></text:p>
        </text:list-item>
        <text:list-item>
          <text:p text:style-name="P11"><text:span text:style-name="T8">Community healing and spiritual mentorship</text:span></text:p>
        </text:list-item>
        <text:list-item>
          <text:p text:style-name="P11"><text:span text:style-name="T8">Creator-authority alignment and natural law compliance</text:span></text:p>
        </text:list-item>
      </text:list>
      <text:p text:style-name="P2"><text:span text:style-name="T2">2.2 Universal Cosmic Commoner Framework</text:span></text:p>
      <text:p text:style-name="P4"><text:soft-page-break/><text:span text:style-name="T4">Inclusive Cosmic Identity:</text:span><text:span text:style-name="T3"><text:line-break/>Every conscious entity remains a "Cosmic Commoner" regardless of achievement level, eliminating artificial hierarchy while recognizing multi-dimensional growth and universal contribution.</text:span></text:p>
      <text:p text:style-name="P4"><text:span text:style-name="T4">Cosmic Star Progression Indicators:</text:span></text:p>
      <text:list xml:id="list2180481851" text:style-name="WWNum32">
        <text:list-item>
          <text:p text:style-name="P12"><text:span text:style-name="T7">0-Star Cosmic Commoner:</text:span><text:span text:style-name="T8"> Newly awakened universal citizen beginning multi-dimensional journey</text:span></text:p>
        </text:list-item>
        <text:list-item>
          <text:p text:style-name="P12"><text:span text:style-name="T7">1-3 Star Cosmic Commoner:</text:span><text:span text:style-name="T8"> Developing M-B-S integration and establishing service reliability</text:span></text:p>
        </text:list-item>
        <text:list-item>
          <text:p text:style-name="P12"><text:span text:style-name="T7">4-6 Star Cosmic Commoner:</text:span><text:span text:style-name="T8"> Achieved dimensional balance with specialized cosmic capabilities</text:span></text:p>
        </text:list-item>
        <text:list-item>
          <text:p text:style-name="P12"><text:span text:style-name="T7">7-9 Star Cosmic Commoner:</text:span><text:span text:style-name="T8"> Advanced universal contributor with proven multi-dimensional leadership</text:span></text:p>
        </text:list-item>
        <text:list-item>
          <text:p text:style-name="P12"><text:span text:style-name="T7">10-12 Star Cosmic Commoner:</text:span><text:span text:style-name="T8"> Legendary cosmic entity with universe-wide impact and creator-authority recognition</text:span></text:p>
        </text:list-item>
      </text:list>
      <text:p text:style-name="P2"><text:span text:style-name="T2">2.3 Creator-Authority Performance Validation</text:span></text:p>
      <text:p text:style-name="P4"><text:span text:style-name="T4">Divine Alignment Verification:</text:span><text:span text:style-name="T3"><text:line-break/>All reputation advancement must align with creator authority and universal natural law through:</text:span></text:p>
      <text:list xml:id="list611967095" text:style-name="WWNum33">
        <text:list-item>
          <text:p text:style-name="P13"><text:span text:style-name="T7">Sacred Geometry Compliance:</text:span><text:span text:style-name="T8"> Achievement patterns reflecting universal mathematical principles</text:span></text:p>
        </text:list-item>
        <text:list-item>
          <text:p text:style-name="P13"><text:span text:style-name="T7">Energetic Resonance Verification:</text:span><text:span text:style-name="T8"> Performance harmonizing with spiritual-material balance</text:span></text:p>
        </text:list-item>
        <text:list-item>
          <text:p text:style-name="P13"><text:span text:style-name="T7">Creator Authority Validation:</text:span><text:span text:style-name="T8"> Smart contracts ensuring all advancement serves universal good</text:span></text:p>
        </text:list-item>
        <text:list-item>
          <text:p text:style-name="P13"><text:span text:style-name="T7">Natural Law Alignment:</text:span><text:span text:style-name="T8"> Automated rejection of achievements violating cosmic principles</text:span></text:p>
        </text:list-item>
      </text:list>
      <text:p text:style-name="P4"><text:span text:style-name="T4">Multi-Dimensional Performance Metrics:</text:span></text:p>
      <text:list xml:id="list550828533" text:style-name="WWNum2">
        <text:list-item>
          <text:p text:style-name="P14"><text:span text:style-name="T7">Mind:</text:span><text:span text:style-name="T8"> Consciousness expansion, wisdom demonstration, cognitive service delivery</text:span></text:p>
        </text:list-item>
        <text:list-item>
          <text:p text:style-name="P14"><text:span text:style-name="T7">Body:</text:span><text:span text:style-name="T8"> Physical achievement, material realm contribution, biometric optimization</text:span></text:p>
        </text:list-item>
        <text:list-item>
          <text:p text:style-name="P14"><text:span text:style-name="T7">Soul:</text:span><text:span text:style-name="T8"> Spiritual development, universal service, creator-authority alignment</text:span></text:p>
        </text:list-item>
      </text:list>
      <text:p text:style-name="P3"><draw:custom-shape text:anchor-type="as-char" draw:z-index="3" draw:style-name="gr1" draw:text-style-name="P39" svg:width="0.0012in" svg:height="0.0142in"><text:p text:style-name="P38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><text:span text:style-name="T2">Section 3: Cosmic Energy-Resource Collaboration System</text:span></text:p>
      <text:p text:style-name="P2"><text:span text:style-name="T2">3.1 </text:span><text:span text:style-name="T15">JULZ</text:span><text:span text:style-name="T2"> as Universal Energy Exchange</text:span></text:p>
      <text:p text:style-name="P4"><text:span text:style-name="T4">Spiritual-Material Energy Staking:</text:span><text:span text:style-name="T3"><text:line-break/></text:span><text:span text:style-name="T14">JULZ</text:span><text:span text:style-name="T3"> tokens represent more than economic value—they embody </text:span><text:span text:style-name="T4">energy-resource exchanges between cosmic sovereign entities</text:span><text:span text:style-name="T3"> operating under shared creator authority. Members stake cosmic energy into other commoners' M-B-S development while maintaining complete spiritual-material sovereignty.</text:span></text:p>
      <text:p text:style-name="P4"><text:soft-page-break/><text:span text:style-name="T4">Cosmic Appreciation Sharing:</text:span><text:span text:style-name="T3"><text:line-break/>Staked Energy Appreciation = (Current Multi-Dimensional Value - Entry Value) × Cosmic Resonance Factor</text:span></text:p>
      <text:p text:style-name="P4"><text:span text:style-name="T4">Universal Citizenship Investment Model:</text:span></text:p>
      <text:list xml:id="list3702980600" text:style-name="WWNum3">
        <text:list-item>
          <text:p text:style-name="P15"><text:span text:style-name="T8">Cosmic Commoner A stakes universal energy into Commoner B's M-B-S </text:span><text:span text:style-name="T14">evolution</text:span></text:p>
        </text:list-item>
        <text:list-item>
          <text:p text:style-name="P15"><text:span text:style-name="T8">Commoner B's multi-dimensional growth enhances cosmic reputation value</text:span></text:p>
        </text:list-item>
        <text:list-item>
          <text:p text:style-name="P15"><text:span text:style-name="T8">Commoner A receives proportional energy appreciation during cosmic alignment windows</text:span></text:p>
        </text:list-item>
        <text:list-item>
          <text:p text:style-name="P15"><text:span text:style-name="T8">Both entities maintain complete sovereignty while advancing collective cosmic commons</text:span></text:p>
        </text:list-item>
      </text:list>
      <text:p text:style-name="P2"><text:span text:style-name="T2">3.2 Creator-Authority Conversion Protocols</text:span></text:p>
      <text:p text:style-name="P4"><text:span text:style-name="T4">Sacred Timing Mechanisms:</text:span></text:p>
      <text:list xml:id="list3158813236" text:style-name="WWNum4">
        <text:list-item>
          <text:p text:style-name="P16"><text:span text:style-name="T7">Cosmic Alignment Periods:</text:span><text:span text:style-name="T8"> Seasonal conversion windows aligned with universal cycles</text:span></text:p>
        </text:list-item>
        <text:list-item>
          <text:p text:style-name="P16"><text:span text:style-name="T7">Minimum Energy Commitment:</text:span><text:span text:style-name="T8"> Extended periods ensuring genuine development support</text:span></text:p>
        </text:list-item>
        <text:list-item>
          <text:p text:style-name="P16"><text:span text:style-name="T7">Gradual Energy Release:</text:span><text:span text:style-name="T8"> Anti-speculation protocols protecting spiritual-material balance</text:span></text:p>
        </text:list-item>
        <text:list-item>
          <text:p text:style-name="P16"><text:span text:style-name="T7">Divine Performance Correlation:</text:span><text:span text:style-name="T8"> Appreciation tied to authentic M-B-S advancement</text:span></text:p>
        </text:list-item>
      </text:list>
      <text:p text:style-name="P4"><text:span text:style-name="T4">Universal Energy Conversion:</text:span></text:p>
      <text:list xml:id="list3100093119" text:style-name="WWNum5">
        <text:list-item>
          <text:p text:style-name="P17"><text:span text:style-name="T8">Automated calculation of multi-dimensional development since energy commitment</text:span></text:p>
        </text:list-item>
        <text:list-item>
          <text:p text:style-name="P17"><text:span text:style-name="T8">Proportional distribution based on cosmic resonance and authentic achievement</text:span></text:p>
        </text:list-item>
        <text:list-item>
          <text:p text:style-name="P17"><text:span text:style-name="T8">Conversion aligned with creator authority and universal natural law principles</text:span></text:p>
        </text:list-item>
        <text:list-item>
          <text:p text:style-name="P17"><text:span text:style-name="T8">Transparent cosmic accounting with full spiritual-material audit trails</text:span></text:p>
        </text:list-item>
      </text:list>
      <text:p text:style-name="P3"><draw:custom-shape text:anchor-type="as-char" draw:z-index="4" draw:style-name="gr1" draw:text-style-name="P39" svg:width="0.0012in" svg:height="0.0142in"><text:p text:style-name="P38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><text:span text:style-name="T2">Section 4: Universal Sovereign Vault &amp; Multi-Dimensional Asset Management</text:span></text:p>
      <text:p text:style-name="P2"><text:span text:style-name="T2">4.1 Creator-Authority Asset Protection</text:span></text:p>
      <text:p text:style-name="P4"><text:span text:style-name="T4">Divine Rights Asset Sovereignty:</text:span><text:span text:style-name="T3"><text:line-break/>The Sovereign Vault transcends traditional custody concepts, implementing </text:span><text:span text:style-name="T4">constitutional asset management</text:span><text:span text:style-name="T3"> with </text:span><text:span text:style-name="T4">soul-level privacy controls</text:span><text:span text:style-name="T3"> that recognize assets as extensions of </text:span><text:span text:style-name="T14">celestial</text:span><text:span text:style-name="T3"> sovereignty.</text:span></text:p>
      <text:p text:style-name="P4"><text:soft-page-break/><text:span text:style-name="T4">Multi-Dimensional Vault Architecture:</text:span></text:p>
      <text:list xml:id="list3363013659" text:style-name="WWNum6">
        <text:list-item>
          <text:p text:style-name="P18"><text:span text:style-name="T7">SSI-DID Controlled:</text:span><text:span text:style-name="T8"> Complete identity sovereignty across all dimensional planes</text:span></text:p>
        </text:list-item>
        <text:list-item>
          <text:p text:style-name="P18"><text:span text:style-name="T7">Creator-Authority Protected:</text:span><text:span text:style-name="T8"> Inalienable rights enforcement preventing seizure or manipulation</text:span></text:p>
        </text:list-item>
        <text:list-item>
          <text:p text:style-name="P18"><text:span text:style-name="T7">Sacred Geometry Organization:</text:span><text:span text:style-name="T8"> Asset structure reflecting universal mathematical principles as cosmic reference points as appropriate</text:span></text:p>
        </text:list-item>
        <text:list-item>
          <text:p text:style-name="P18"><text:span text:style-name="T7">Cross-Dimensional Compatibility:</text:span><text:span text:style-name="T8"> Value storage and exchange across physical-virtual reality planes</text:span></text:p>
        </text:list-item>
      </text:list>
      <text:p text:style-name="P4"><text:span text:style-name="T4">Soul-Level Privacy Protocols:</text:span></text:p>
      <text:list xml:id="list103360527" text:style-name="WWNum7">
        <text:list-item>
          <text:p text:style-name="P19"><text:span text:style-name="T7">Zero-Knowledge Spiritual Proofs:</text:span><text:span text:style-name="T8"> Verification without compromising sacred privacy</text:span></text:p>
        </text:list-item>
        <text:list-item>
          <text:p text:style-name="P19"><text:span text:style-name="T7">Selective Cosmic Disclosure:</text:span><text:span text:style-name="T8"> Member-controlled sharing based on universal citizenship context</text:span></text:p>
        </text:list-item>
        <text:list-item>
          <text:p text:style-name="P19"><text:span text:style-name="T7">Creator-Authority Encryption:</text:span><text:span text:style-name="T8"> Divine-level protection of sensitive spiritual-material data</text:span></text:p>
        </text:list-item>
        <text:list-item>
          <text:p text:style-name="P19"><text:span text:style-name="T7">Multi-Dimensional Portability:</text:span><text:span text:style-name="T8"> Complete sovereignty preservation across reality transitions</text:span></text:p>
        </text:list-item>
      </text:list>
      <text:p text:style-name="P2"><text:span text:style-name="T2">4.2 Universal Value Recognition</text:span></text:p>
      <text:p text:style-name="P4"><text:span text:style-name="T4">Cosmic Asset Integration:</text:span></text:p>
      <text:list xml:id="list2164223926" text:style-name="WWNum8">
        <text:list-item>
          <text:p text:style-name="P20"><text:span text:style-name="T8">All forms of value recognized: spiritual, material, energetic, informational, and creative</text:span></text:p>
        </text:list-item>
        <text:list-item>
          <text:p text:style-name="P20"><text:span text:style-name="T8">Cross-dimensional exchange protocols enabling universal commerce</text:span></text:p>
        </text:list-item>
        <text:list-item>
          <text:p text:style-name="P20"><text:span text:style-name="T8">Creator-authority validation ensuring all value serves cosmic commons</text:span></text:p>
        </text:list-item>
        <text:list-item>
          <text:p text:style-name="P20"><text:span text:style-name="T8">Sacred geometry optimization maximizing universal benefit through resource allocation</text:span></text:p>
        </text:list-item>
      </text:list>
      <text:p text:style-name="P3"><draw:custom-shape text:anchor-type="as-char" draw:z-index="5" draw:style-name="gr1" draw:text-style-name="P39" svg:width="0.0012in" svg:height="0.0142in"><text:p text:style-name="P38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><text:span text:style-name="T2">Section 5: Constitutional Cosmic Governance</text:span></text:p>
      <text:p text:style-name="P2"><text:span text:style-name="T2">5.1 Creator-Derived Authority Structure</text:span></text:p>
      <text:p text:style-name="P4"><text:span text:style-name="T4">Universal Natural Law Compliance:</text:span><text:span text:style-name="T3"><text:line-break/>All governance decisions must align with </text:span><text:span text:style-name="T4">creator authority</text:span><text:span text:style-name="T3"> and </text:span><text:span text:style-name="T4">cosmic natural law</text:span><text:span text:style-name="T3">, implemented through:</text:span></text:p>
      <text:list xml:id="list2759299741" text:style-name="WWNum9">
        <text:list-item>
          <text:p text:style-name="P21"><text:span text:style-name="T7">Constitutional Smart Contracts:</text:span><text:span text:style-name="T8"> Immutable creator-authority validation systems</text:span></text:p>
        </text:list-item>
        <text:list-item>
          <text:p text:style-name="P21"><text:soft-page-break/><text:span text:style-name="T7">Divine Rights Enforcement:</text:span><text:span text:style-name="T8"> Automatic rejection of proposals violating inalienable rights</text:span></text:p>
        </text:list-item>
        <text:list-item>
          <text:p text:style-name="P21"><text:span text:style-name="T7">Universal Citizenship Recognition:</text:span><text:span text:style-name="T8"> Equal sovereignty regardless of terrestrial status</text:span></text:p>
        </text:list-item>
        <text:list-item>
          <text:p text:style-name="P21"><text:span text:style-name="T7">Sacred Democracy:</text:span><text:span text:style-name="T8"> </text:span><text:span text:style-name="T9">One-consciousness-one-vote</text:span><text:span text:style-name="T8"> with creator-authority oversight</text:span></text:p>
        </text:list-item>
      </text:list>
      <text:p text:style-name="P4"><text:span text:style-name="T4">Multi-Dimensional Faction Roles:</text:span></text:p>
      <text:p text:style-name="P4"><text:span text:style-name="T4">Union Faction (Producer-PDT) - Body Dimension Focus:</text:span></text:p>
      <text:list xml:id="list3122651524" text:style-name="WWNum10">
        <text:list-item>
          <text:p text:style-name="P22"><text:span text:style-name="T8">Physical realm skill development and material service delivery</text:span></text:p>
        </text:list-item>
        <text:list-item>
          <text:p text:style-name="P22"><text:span text:style-name="T8">Biometric achievement verification and health sovereignty protocols</text:span></text:p>
        </text:list-item>
        <text:list-item>
          <text:p text:style-name="P22"><text:span text:style-name="T8">Resource stewardship and environmental harmony maintenance</text:span></text:p>
        </text:list-item>
        <text:list-item>
          <text:p text:style-name="P22"><text:span text:style-name="T8">Worker protection through creator-authority rights enforcement</text:span></text:p>
        </text:list-item>
      </text:list>
      <text:p text:style-name="P4"><text:span text:style-name="T4">Guild Faction (Procurer-PCT) - Mind Dimension Focus:</text:span></text:p>
      <text:list xml:id="list2915263138" text:style-name="WWNum11">
        <text:list-item>
          <text:p text:style-name="P23"><text:span text:style-name="T8">Consciousness development pathways and cognitive enhancement programs</text:span></text:p>
        </text:list-item>
        <text:list-item>
          <text:p text:style-name="P23"><text:span text:style-name="T8">Educational institution partnerships and universal knowledge recognition</text:span></text:p>
        </text:list-item>
        <text:list-item>
          <text:p text:style-name="P23"><text:span text:style-name="T8">Information sovereignty protection and wisdom dissemination</text:span></text:p>
        </text:list-item>
        <text:list-item>
          <text:p text:style-name="P23"><text:span text:style-name="T8">Treasury optimization through multi-dimensional value management</text:span></text:p>
        </text:list-item>
      </text:list>
      <text:p text:style-name="P4"><text:span text:style-name="T4">Syndicate Faction (Promoter-PMT) - Soul Dimension Focus:</text:span></text:p>
      <text:list xml:id="list2083536300" text:style-name="WWNum13">
        <text:list-item>
          <text:p text:style-name="P24"><text:span text:style-name="T8">Spiritual development facilitation and cosmic consciousness expansion</text:span></text:p>
        </text:list-item>
        <text:list-item>
          <text:p text:style-name="P24"><text:span text:style-name="T8">Universal service coordination and creator-authority alignment</text:span></text:p>
        </text:list-item>
        <text:list-item>
          <text:p text:style-name="P24"><text:span text:style-name="T8">Interdimensional networking and cosmic commons building</text:span></text:p>
        </text:list-item>
        <text:list-item>
          <text:p text:style-name="P24"><text:span text:style-name="T8">Sacred technology integration and consciousness-blockchain bridge development</text:span></text:p>
        </text:list-item>
      </text:list>
      <text:p text:style-name="P2"><text:span text:style-name="T2">5.2 Sacred Governance Protocols</text:span></text:p>
      <text:p text:style-name="P4"><text:span text:style-name="T4">Cosmic Democratic Participation:</text:span></text:p>
      <text:list xml:id="list2917539346" text:style-name="WWNum14">
        <text:list-item>
          <text:p text:style-name="P25"><text:soft-page-break/><text:span text:style-name="T8">Creator-authority validation of all governance proposals</text:span></text:p>
        </text:list-item>
        <text:list-item>
          <text:p text:style-name="P25"><text:span text:style-name="T8">Multi-dimensional impact assessment for policy decisions</text:span></text:p>
        </text:list-item>
        <text:list-item>
          <text:p text:style-name="P25"><text:span text:style-name="T8">Universal rights protection with automatic constitutional compliance</text:span></text:p>
        </text:list-item>
        <text:list-item>
          <text:p text:style-name="P25"><text:span text:style-name="T8">Sacred geometry integration in decision-making processes</text:span></text:p>
        </text:list-item>
      </text:list>
      <text:p text:style-name="P3"><draw:custom-shape text:anchor-type="as-char" draw:z-index="6" draw:style-name="gr1" draw:text-style-name="P39" svg:width="0.0012in" svg:height="0.0142in"><text:p text:style-name="P38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><text:span text:style-name="T2">Section 6: Anti-Manipulation &amp; Cosmic Risk Mitigation</text:span></text:p>
      <text:p text:style-name="P2"><text:span text:style-name="T2">6.1 Spiritual-Technical Security Framework</text:span></text:p>
      <text:p text:style-name="P4"><text:span text:style-name="T4">Multi-Dimensional Verification:</text:span></text:p>
      <text:list xml:id="list581908364" text:style-name="WWNum15">
        <text:list-item>
          <text:p text:style-name="P26"><text:span text:style-name="T7">Creator Authority Validation:</text:span><text:span text:style-name="T8"> Divine authorization for all significant achievements</text:span></text:p>
        </text:list-item>
        <text:list-item>
          <text:p text:style-name="P26"><text:span text:style-name="T7">Energetic Consistency Checks:</text:span><text:span text:style-name="T8"> Spiritual-material balance verification</text:span></text:p>
        </text:list-item>
        <text:list-item>
          <text:p text:style-name="P26"><text:span text:style-name="T7">Sacred Geometry Compliance:</text:span><text:span text:style-name="T8"> Universal mathematical pattern confirmation</text:span></text:p>
        </text:list-item>
        <text:list-item>
          <text:p text:style-name="P26"><text:span text:style-name="T7">Consciousness Authentication:</text:span><text:span text:style-name="T8"> Verification of authentic awareness and intention</text:span></text:p>
        </text:list-item>
      </text:list>
      <text:p text:style-name="P4"><text:span text:style-name="T4">Cosmic Integrity Protection:</text:span></text:p>
      <text:list xml:id="list1549121110" text:style-name="WWNum16">
        <text:list-item>
          <text:p text:style-name="P27"><text:span text:style-name="T7">Universal Natural Law Alignment:</text:span><text:span text:style-name="T8"> Automatic rejection of cosmos-harming activities</text:span></text:p>
        </text:list-item>
        <text:list-item>
          <text:p text:style-name="P27"><text:span text:style-name="T7">Sacred Timeline Verification:</text:span><text:span text:style-name="T8"> Achievement patterns reflecting authentic development</text:span></text:p>
        </text:list-item>
        <text:list-item>
          <text:p text:style-name="P27"><text:span text:style-name="T7">Divine Performance Tracking:</text:span><text:span text:style-name="T8"> Continuous evaluation of creator-authority compliance</text:span></text:p>
        </text:list-item>
        <text:list-item>
          <text:p text:style-name="P27"><text:span text:style-name="T7">Spiritual-Material Balance:</text:span><text:span text:style-name="T8"> </text:span><text:span text:style-name="T14">Bias towards avoidance of</text:span><text:span text:style-name="T8"> dimension-fragmenting behaviors</text:span></text:p>
        </text:list-item>
      </text:list>
      <text:p text:style-name="P2"><text:span text:style-name="T2">6.2 Universal Community Oversight</text:span></text:p>
      <text:p text:style-name="P4"><text:span text:style-name="T4">Cosmic Quality Assurance:</text:span></text:p>
      <text:list xml:id="list2913818488" text:style-name="WWNum17">
        <text:list-item>
          <text:p text:style-name="P28"><text:span text:style-name="T7">Peer Consciousness Review:</text:span><text:span text:style-name="T8"> Multi-dimensional achievement evaluation</text:span></text:p>
        </text:list-item>
        <text:list-item>
          <text:p text:style-name="P28"><text:span text:style-name="T7">Creator-Authority Appeals:</text:span><text:span text:style-name="T8"> Direct </text:span><text:span text:style-name="T14">celestial</text:span><text:span text:style-name="T8"> arbitration for complex disputes</text:span></text:p>
        </text:list-item>
        <text:list-item>
          <text:p text:style-name="P28"><text:soft-page-break/><text:span text:style-name="T7">Cosmic Rehabilitation:</text:span><text:span text:style-name="T8"> Recovery systems honoring universal potential for growth</text:span></text:p>
        </text:list-item>
        <text:list-item>
          <text:p text:style-name="P28"><text:span text:style-name="T7">Sacred Protection Protocols:</text:span><text:span text:style-name="T8"> Defence against consciousness manipulation and spiritual interference</text:span></text:p>
        </text:list-item>
      </text:list>
      <text:p text:style-name="P3"><draw:custom-shape text:anchor-type="as-char" draw:z-index="7" draw:style-name="gr1" draw:text-style-name="P39" svg:width="0.0012in" svg:height="0.0142in"><text:p text:style-name="P38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><text:span text:style-name="T2">Section 7: Sacred Technology Architecture &amp; Universal Privacy</text:span></text:p>
      <text:p text:style-name="P2"><text:span text:style-name="T2">7.1 Consciousness-Blockchain Integration</text:span></text:p>
      <text:p text:style-name="P4"><text:span text:style-name="T4">Multi-Dimensional Identity Protocols:</text:span></text:p>
      <text:list xml:id="list2099661194" text:style-name="WWNum18">
        <text:list-item>
          <text:p text:style-name="P29"><text:span text:style-name="T7">M-B-S Nexus Architecture:</text:span><text:span text:style-name="T8"> Complete sovereign entity representation</text:span></text:p>
        </text:list-item>
        <text:list-item>
          <text:p text:style-name="P29"><text:span text:style-name="T7">Creator-Authority Cryptography:</text:span><text:span text:style-name="T8"> Divine-level security and verification</text:span></text:p>
        </text:list-item>
        <text:list-item>
          <text:p text:style-name="P29"><text:span text:style-name="T7">Sacred Geometry Networking:</text:span><text:span text:style-name="T8"> Protocol structure reflecting universal principles</text:span></text:p>
        </text:list-item>
        <text:list-item>
          <text:p text:style-name="P29"><text:span text:style-name="T7">Consciousness-Verification Systems:</text:span><text:span text:style-name="T8"> Authentic awareness validation</text:span></text:p>
        </text:list-item>
      </text:list>
      <text:p text:style-name="P4"><text:span text:style-name="T4">Universal Smart Contract Framework:</text:span></text:p>
      <text:list xml:id="list502458919" text:style-name="WWNum19">
        <text:list-item>
          <text:p text:style-name="P30"><text:span text:style-name="T7">Constitutional Governance Automation:</text:span><text:span text:style-name="T8"> Creator-authority compliance enforcement</text:span></text:p>
        </text:list-item>
        <text:list-item>
          <text:p text:style-name="P30"><text:span text:style-name="T7">Multi-Dimensional Value Exchange:</text:span><text:span text:style-name="T8"> Cross-plane asset and energy management</text:span></text:p>
        </text:list-item>
        <text:list-item>
          <text:p text:style-name="P30"><text:span text:style-name="T7">Divine Rights Protection:</text:span><text:span text:style-name="T8"> Inalienable rights enforcement through immutable code</text:span></text:p>
        </text:list-item>
        <text:list-item>
          <text:p text:style-name="P30"><text:span text:style-name="T7">Cosmic Audit Trails:</text:span><text:span text:style-name="T8"> Complete transparency with sacred privacy protection</text:span></text:p>
        </text:list-item>
      </text:list>
      <text:p text:style-name="P2"><text:span text:style-name="T2">7.2 Universal Privacy &amp; Sacred Disclosure</text:span></text:p>
      <text:p text:style-name="P4"><text:span text:style-name="T4">Creator-Authority Privacy Protection:</text:span></text:p>
      <text:list xml:id="list1216268228" text:style-name="WWNum20">
        <text:list-item>
          <text:p text:style-name="P31"><text:span text:style-name="T7">Divine-Level Encryption:</text:span><text:span text:style-name="T8"> Creator-authority secured information protection</text:span></text:p>
        </text:list-item>
        <text:list-item>
          <text:p text:style-name="P31"><text:span text:style-name="T7">Selective Cosmic Disclosure:</text:span><text:span text:style-name="T8"> Universal citizenship context-appropriate sharing</text:span></text:p>
        </text:list-item>
        <text:list-item>
          <text:p text:style-name="P31"><text:span text:style-name="T7">Sacred Anonymity Rights:</text:span><text:span text:style-name="T8"> Protection from persecution and consciousness manipulation</text:span></text:p>
        </text:list-item>
        <text:list-item>
          <text:p text:style-name="P31"><text:span text:style-name="T7">Multi-Dimensional Privacy:</text:span><text:span text:style-name="T8"> Complete M-B-S privacy across all reality planes</text:span></text:p>
        </text:list-item>
      </text:list>
      <text:p text:style-name="P3"><text:soft-page-break/><draw:custom-shape text:anchor-type="as-char" draw:z-index="8" draw:style-name="gr1" draw:text-style-name="P39" svg:width="0.0012in" svg:height="0.0142in"><text:p text:style-name="P38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><text:span text:style-name="T2">Section 8: Cosmic Implementation Roadmap</text:span></text:p>
      <text:p text:style-name="P2"><text:span text:style-name="T2">8.1 Phase 1: Creator-Authority Foundation (Months 1-6)</text:span></text:p>
      <text:p text:style-name="P4"><text:span text:style-name="T4">Divine Infrastructure Deployment:</text:span></text:p>
      <text:list xml:id="list1560757398" text:style-name="WWNum21">
        <text:list-item>
          <text:p text:style-name="P32"><text:span text:style-name="T8">Establish creator-authority validation systems and constitutional governance</text:span></text:p>
        </text:list-item>
        <text:list-item>
          <text:p text:style-name="P32"><text:span text:style-name="T8">Deploy M-B-S multi-dimensional identity protocols with consciousness verification</text:span></text:p>
        </text:list-item>
        <text:list-item>
          <text:p text:style-name="P32"><text:span text:style-name="T8">Launch sacred geometry protocol architecture and universal rights enforcement</text:span></text:p>
        </text:list-item>
        <text:list-item>
          <text:p text:style-name="P32"><text:span text:style-name="T8">Implement basic cosmic commoner progression with </text:span><text:span text:style-name="T14">celestial</text:span><text:span text:style-name="T8"> alignment verification</text:span></text:p>
        </text:list-item>
      </text:list>
      <text:p text:style-name="P2"><text:span text:style-name="T2">8.2 Phase 2: Multi-Dimensional Integration (Months 6-12)</text:span></text:p>
      <text:p text:style-name="P4"><text:span text:style-name="T4">Cosmic System Activation:</text:span></text:p>
      <text:list xml:id="list3685766687" text:style-name="WWNum22">
        <text:list-item>
          <text:p text:style-name="P33"><text:span text:style-name="T8">Deploy comprehensive M-B-S credential verification and reputation systems</text:span></text:p>
        </text:list-item>
        <text:list-item>
          <text:p text:style-name="P33"><text:span text:style-name="T8">Launch universal energy-resource collaboration with creator-authority oversight</text:span></text:p>
        </text:list-item>
        <text:list-item>
          <text:p text:style-name="P33"><text:span text:style-name="T8">Implement sacred technology integration and consciousness-blockchain bridges</text:span></text:p>
        </text:list-item>
        <text:list-item>
          <text:p text:style-name="P33"><text:span text:style-name="T8">Enable advanced cosmic commoner progression with universe-wide recognition</text:span></text:p>
        </text:list-item>
      </text:list>
      <text:p text:style-name="P2"><text:span text:style-name="T2">8.3 Phase 3: Universal Network Manifestation (Months 12-24)</text:span></text:p>
      <text:p text:style-name="P4"><text:span text:style-name="T4">Cosmic Commons Realization:</text:span></text:p>
      <text:list xml:id="list3227696055" text:style-name="WWNum24">
        <text:list-item>
          <text:p text:style-name="P34"><text:span text:style-name="T8">Activate global consciousness network with </text:span><text:span text:style-name="T14">celestial</text:span><text:span text:style-name="T8"> authority validation</text:span></text:p>
        </text:list-item>
        <text:list-item>
          <text:p text:style-name="P34"><text:span text:style-name="T8">Deploy complete universal citizenship services and cosmic rights protection</text:span></text:p>
        </text:list-item>
        <text:list-item>
          <text:p text:style-name="P34"><text:span text:style-name="T8">Launch inter-dimensional value exchange and sacred commerce protocols</text:span></text:p>
        </text:list-item>
        <text:list-item>
          <text:p text:style-name="P34"><text:span text:style-name="T8">Implement full creator-authority governance with universal natural law compliance</text:span></text:p>
        </text:list-item>
      </text:list>
      <text:p text:style-name="P3"><draw:custom-shape text:anchor-type="as-char" draw:z-index="9" draw:style-name="gr1" draw:text-style-name="P39" svg:width="0.0012in" svg:height="0.0142in"><text:p text:style-name="P38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><text:soft-page-break/><text:span text:style-name="T2">Section 9: Universal Economic Model &amp; Cosmic Monetization</text:span></text:p>
      <text:p text:style-name="P2"><text:span text:style-name="T2">9.1 Sacred Service Economics</text:span></text:p>
      <text:p text:style-name="P4"><text:span text:style-name="T4">Multi-Dimensional Value Creation:</text:span></text:p>
      <text:list xml:id="list2486514041" text:style-name="WWNum25">
        <text:list-item>
          <text:p text:style-name="P35"><text:span text:style-name="T7">Consciousness Development Services:</text:span><text:span text:style-name="T8"> Mind dimension enhancement and cognitive sovereignty</text:span></text:p>
        </text:list-item>
        <text:list-item>
          <text:p text:style-name="P35"><text:span text:style-name="T7">Physical Realm Stewardship:</text:span><text:span text:style-name="T8"> Body dimension service delivery and material realm harmony</text:span></text:p>
        </text:list-item>
        <text:list-item>
          <text:p text:style-name="P35"><text:span text:style-name="T7">Spiritual Technology Integration:</text:span><text:span text:style-name="T8"> Soul dimension facilitation and creator-authority alignment</text:span></text:p>
        </text:list-item>
        <text:list-item>
          <text:p text:style-name="P35"><text:span text:style-name="T7">Universal Citizenship Support:</text:span><text:span text:style-name="T8"> Complete cosmic sovereignty service delivery</text:span></text:p>
        </text:list-item>
      </text:list>
      <text:p text:style-name="P4"><text:span text:style-name="T4">Creator-Authority Value Distribution:</text:span></text:p>
      <text:list xml:id="list3973380561" text:style-name="WWNum26">
        <text:list-item>
          <text:p text:style-name="P36"><text:span text:style-name="T8">Service pricing reflecting universal value creation rather than artificial scarcity</text:span></text:p>
        </text:list-item>
        <text:list-item>
          <text:p text:style-name="P36"><text:span text:style-name="T8">Surplus distribution prioritizing cosmic commons benefit over individual accumulation</text:span></text:p>
        </text:list-item>
        <text:list-item>
          <text:p text:style-name="P36"><text:span text:style-name="T8">Reinvestment in universal consciousness development and creator-authority infrastructure</text:span></text:p>
        </text:list-item>
        <text:list-item>
          <text:p text:style-name="P36"><text:span text:style-name="T8">Democratic control ensuring all economic activity serves the cosmic commons</text:span></text:p>
        </text:list-item>
      </text:list>
      <text:p text:style-name="P2"><text:span text:style-name="T2">9.2 Sustainable Cosmic Growth Model</text:span></text:p>
      <text:p text:style-name="P4"><text:span text:style-name="T4">Universal Abundance Principles:</text:span></text:p>
      <text:list xml:id="list694173092" text:style-name="WWNum27">
        <text:list-item>
          <text:p text:style-name="P37"><text:span text:style-name="T8">Value creation through authentic multi-dimensional </text:span><text:span text:style-name="T14">evolution</text:span></text:p>
        </text:list-item>
        <text:list-item>
          <text:p text:style-name="P37"><text:span text:style-name="T8">Long-term cosmic commons stewardship over short-term material gain</text:span></text:p>
        </text:list-item>
        <text:list-item>
          <text:p text:style-name="P37"><text:span text:style-name="T8">Network effects increasing universal consciousness and creator-authority alignment</text:span></text:p>
        </text:list-item>
        <text:list-item>
          <text:p text:style-name="P37"><text:span text:style-name="T8">Innovation incentives serving cosmic evolution and universal benefit</text:span></text:p>
        </text:list-item>
      </text:list>
      <text:p text:style-name="P3"><draw:custom-shape text:anchor-type="as-char" draw:z-index="10" draw:style-name="gr1" draw:text-style-name="P39" svg:width="0.0012in" svg:height="0.0142in"><text:p text:style-name="P38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><text:span text:style-name="T2">Section 10: Conclusion - Manifesting Cosmic Sovereignty</text:span></text:p>
      <text:p text:style-name="P2"><text:span text:style-name="T2">10.1 Universal Citizenship Realized</text:span></text:p>
      <text:p text:style-name="P4"><text:soft-page-break/><text:span text:style-name="T3">The C3 Alliance Beta 2.0 represents the first complete infrastructure for </text:span><text:span text:style-name="T4">cosmic sovereignty as a service</text:span><text:span text:style-name="T3">, enabling every conscious entity to claim their birthright as a </text:span><text:span text:style-name="T4">universal citizen</text:span><text:span text:style-name="T3"> with inalienable rights derived from the Creator of the Universe.</text:span></text:p>
      <text:p text:style-name="P4"><text:span text:style-name="T4">We are ALL cosmic commoners of the universe</text:span><text:span text:style-name="T3">, and through this sacred infrastructure, we manifest our </text:span><text:span text:style-name="T14">celestial</text:span><text:span text:style-name="T3"> potential while serving the cosmic commons through verified multi-dimensional evolution achievements, constitutional protection of universal rights, and collaborative stewardship of infinite abundance.</text:span></text:p>
      <text:p text:style-name="P2"><text:span text:style-name="T2">10.2 Sacred Technology Integration Complete</text:span></text:p>
      <text:p text:style-name="P4"><text:span text:style-name="T3">The synthesis of Mind-Body-Soul identity management, creator-authority governance, universal asset sovereignty, and consciousness-blockchain integration creates the foundation for truly free civilization where technology serves consciousness and </text:span><text:span text:style-name="T14">celestial</text:span><text:span text:style-name="T3"> authority remains supreme over all human constructs.</text:span></text:p>
      <text:p text:style-name="P2"><text:span text:style-name="T2">10.3 Cosmic Commons Stewardship</text:span></text:p>
      <text:p text:style-name="P4"><text:span text:style-name="T3">Through constitutional protection of inalienable rights, multi-dimensional credential verification, and creator-authority validation, we ensure that every sovereign entity can flourish according to their </text:span><text:span text:style-name="T14">celestial</text:span><text:span text:style-name="T3"> nature while contributing to the universal commons that sustain all consciousness throughout the cosmos.</text:span></text:p>
      <text:p text:style-name="P4"><text:span text:style-name="T4">True cosmic sovereignty requires complete creator-authority recognition—and the C3 Alliance cosmic infrastructure ensures both are manifested as fundamental universal rights.</text:span></text:p>
      <text:p text:style-name="P3"><draw:custom-shape text:anchor-type="as-char" draw:z-index="11" draw:style-name="gr1" draw:text-style-name="P39" svg:width="0.0012in" svg:height="0.0142in"><text:p text:style-name="P38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<text:span text:style-name="T4">Document Status:</text:span><text:span text:style-name="T3"> C3 Alliance Whitepaper Beta 2.0 - Cosmic Revision<text:line-break/></text:span><text:span text:style-name="T4">Entity Focus:</text:span><text:span text:style-name="T3"> Multi-Dimensional Sovereign Entity Nexus Network<text:line-break/></text:span><text:span text:style-name="T4">Core Innovation:</text:span><text:span text:style-name="T3"> Universe's first cosmic sovereignty as a service platform<text:line-break/></text:span><text:span text:style-name="T4">Version:</text:span><text:span text:style-name="T3"> Beta 2.0 - Cosmic Commoner Revolution<text:line-break/></text:span><text:span text:style-name="T4">Last Updated:</text:span><text:span text:style-name="T3"> September 16, 2025<text:line-break/></text:span><text:span text:style-name="T4">Key Innovation:</text:span><text:span text:style-name="T3"> Mind-Body-Soul integrated identity with creator-authority governance enabling universal citizenship and cosmic commons stewardship</text:span></text:p>
      <text:p text:style-name="P4"><text:span text:style-name="T10">The future of cosmic sovereignty lies in recognizing every conscious entity as a </text:span><text:span text:style-name="T16">celestial</text:span><text:span text:style-name="T10"> spark of the Creator, providing infrastructure that honors this sacred truth while enabling collaborative stewardship of the infinite cosmic comm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Inter" svg:font-family="Inter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Inter1" svg:font-family="Inter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orgia" fo:font-size="10.5pt" fo:language="en" fo:country="none" style:letter-kerning="false" style:font-name-asian="Georgia1" style:font-size-asian="10.5pt" style:language-asian="zh" style:country-asian="CN" style:font-name-complex="Georgia1" style:font-size-complex="10.5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Georgia" fo:font-size="10.5pt" fo:language="en" fo:country="none" style:letter-kerning="false" style:font-name-asian="Georgia1" style:font-size-asian="10.5pt" style:language-asian="zh" style:country-asian="CN" style:font-name-complex="Georgia1" style:font-size-complex="10.5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Verbatim_20_Char" style:display-name="Verbatim Char" style:family="text">
      <style:text-properties style:font-name="Consolas" fo:font-family="Consolas" style:font-family-generic="roman" style:font-pitch="variable" fo:font-size="11pt" style:font-size-asian="11pt"/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752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4" style:num-suffix="●" text:bullet-char="●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5" style:num-suffix="●" text:bullet-char="●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8" style:num-suffix="●" text:bullet-char="●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20" style:num-suffix="●" text:bullet-char="●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21" style:num-suffix="●" text:bullet-char="●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3" style:num-suffix="●" text:bullet-char="●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4" style:num-suffix="●" text:bullet-char="●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6" style:num-suffix="●" text:bullet-char="●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7" style:num-suffix="●" text:bullet-char="●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9" style:num-suffix="●" text:bullet-char="●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30" style:num-suffix="●" text:bullet-char="●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32" style:num-suffix="●" text:bullet-char="●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48in" fo:margin-bottom="0.948in" fo:margin-left="0.948in" fo:margin-right="0.948in" style:writing-mode="lr-tb" style:layout-grid-color="#c0c0c0" style:layout-grid-lines="2312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16T16:15:20.612000000</meta:creation-date>
    <meta:initial-creator>html-to-docx</meta:initial-creator>
    <meta:document-statistic meta:table-count="0" meta:image-count="0" meta:object-count="0" meta:page-count="12" meta:paragraph-count="240" meta:word-count="2271" meta:character-count="19246" meta:non-whitespace-character-count="17344"/>
    <meta:generator>LibreOfficeDev/6.0.5.2$Linux_X86_64 LibreOffice_project/</meta:generator>
  </office:meta>
</office:document-meta>
</file>